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44000003CE1FA62D135432A39E.png" manifest:media-type="image/png"/>
  <manifest:file-entry manifest:full-path="Pictures/1000020100000744000003CE7B9BFE0D07476D51.png" manifest:media-type="image/png"/>
  <manifest:file-entry manifest:full-path="Pictures/1000020100000744000003CE61268CFBAC92B3FC.png" manifest:media-type="image/png"/>
  <manifest:file-entry manifest:full-path="Pictures/10000201000002230000019D24D890D12E0DBF98.png" manifest:media-type="image/png"/>
  <manifest:file-entry manifest:full-path="Pictures/10000201000002240000019DA8A19FAAA510642A.png" manifest:media-type="image/png"/>
  <manifest:file-entry manifest:full-path="Pictures/10000201000002230000019DF652E241629BBAB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62cm, 4.597cm, 1.245cm, 4.402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505cm, 4.261cm, 1.245cm, 4.242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247cm, 4.469cm, 1.502cm, 4.402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master-page3">
        <draw:polygon draw:style-name="gr1" draw:text-style-name="P1" draw:layer="layout" svg:width="71.119cm" svg:height="25.399cm" svg:x="0cm" svg:y="0cm" svg:viewBox="0 0 71120 25400" draw:points="0,0 71120,0 71120,25400 0,25400">
          <text:p/>
        </draw:polygon>
        <draw:frame draw:style-name="gr2" draw:text-style-name="P2" draw:layer="layout" svg:width="23.582cm" svg:height="19.049cm" svg:x="1.381cm" svg:y="3.031cm">
          <draw:image xlink:href="Pictures/10000201000002230000019DF652E241629BBABA.png" xlink:type="simple" xlink:show="embed" xlink:actuate="onLoad" loext:mime-type="image/png">
            <text:p/>
          </draw:image>
        </draw:frame>
        <draw:frame draw:style-name="gr2" draw:text-style-name="P2" draw:layer="layout" svg:width="22.912cm" svg:height="18.475cm" svg:x="25.048cm" svg:y="3.187cm">
          <draw:image xlink:href="Pictures/10000201000002240000019DA8A19FAAA510642A.png" xlink:type="simple" xlink:show="embed" xlink:actuate="onLoad" loext:mime-type="image/png">
            <text:p/>
          </draw:image>
        </draw:frame>
        <draw:frame draw:style-name="gr2" draw:text-style-name="P2" draw:layer="layout" svg:width="21.599cm" svg:height="17.448cm" svg:x="48.254cm" svg:y="3.656cm">
          <draw:image xlink:href="Pictures/10000201000002230000019D24D890D12E0DBF98.png" xlink:type="simple" xlink:show="embed" xlink:actuate="onLoad" loext:mime-type="image/png">
            <text:p/>
          </draw:image>
        </draw:frame>
      </draw:page>
      <draw:page draw:name="page2" draw:style-name="dp1" draw:master-page-name="master-page3">
        <draw:frame draw:style-name="gr3" draw:text-style-name="P3" draw:layer="layout" svg:width="46.354cm" svg:height="25.127cm" svg:x="11.812cm" svg:y="0.128cm">
          <draw:image xlink:href="Pictures/1000020100000744000003CE61268CFBAC92B3FC.png" xlink:type="simple" xlink:show="embed" xlink:actuate="onLoad" loext:mime-type="image/png">
            <text:p/>
          </draw:image>
        </draw:frame>
      </draw:page>
      <draw:page draw:name="page3" draw:style-name="dp1" draw:master-page-name="master-page3">
        <draw:frame draw:style-name="gr4" draw:text-style-name="P3" draw:layer="layout" svg:width="46.647cm" svg:height="25.272cm" svg:x="12.662cm" svg:y="0.128cm">
          <draw:image xlink:href="Pictures/1000020100000744000003CE7B9BFE0D07476D51.png" xlink:type="simple" xlink:show="embed" xlink:actuate="onLoad" loext:mime-type="image/png">
            <text:p/>
          </draw:image>
        </draw:frame>
      </draw:page>
      <draw:page draw:name="page4" draw:style-name="dp1" draw:master-page-name="master-page3">
        <draw:frame draw:style-name="gr5" draw:text-style-name="P3" draw:layer="layout" svg:width="46.437cm" svg:height="25.4cm" svg:x="11.678cm" svg:y="0cm">
          <draw:image xlink:href="Pictures/1000020100000744000003CE1FA62D135432A39E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ed_20__28_var_29__20_4" svg:stroke-color="#00a933" draw:fill="solid" draw:fill-color="#81d41a" draw:opacity="30%" draw:shadow-color="#000000" draw:shadow-opacity="30%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71.12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2T23:33:40.129681733</dc:date>
    <meta:editing-duration>PT6M15S</meta:editing-duration>
    <meta:editing-cycles>1</meta:editing-cycles>
    <meta:document-statistic meta:object-count="7"/>
    <meta:generator>LibreOffice/6.4.7.2$Linux_X86_64 LibreOffice_project/40$Build-2</meta:generator>
  </office:meta>
</office:document-meta>
</file>